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75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omple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basic syntax</text:p>
          </table:table-cell>
          <table:table-cell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conditionals</text:p>
          </table:table-cell>
          <table:table-cell table:style-name="ce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dictionaries</text:p>
          </table:table-cell>
          <table:table-cell table:style-name="ce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exceptions</text:p>
          </table:table-cell>
          <table:table-cell table:style-name="ce1" office:value-type="string" calcext:value-type="string">
            <text:p>done</text:p>
          </table:table-cell>
          <table:table-cell table:style-name="ce3" office:value-type="date" office:date-value="2025-03-18" calcext:value-type="date">
            <text:p>03/18/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functions, builtin functions</text:p>
          </table:table-cell>
          <table:table-cell table:style-name="ce1" office:value-type="string" calcext:value-type="string">
            <text:p>done</text:p>
          </table:table-cell>
          <table:table-cell table:style-name="ce3" office:value-type="date" office:date-value="2025-03-18" calcext:value-type="date">
            <text:p>03/18/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ists, tuples, sets</text:p>
          </table:table-cell>
          <table:table-cell table:style-name="ce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oops</text:p>
          </table:table-cell>
          <table:table-cell table:style-name="ce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uples</text:p>
          </table:table-cell>
          <table:table-cell table:style-name="ce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ype casting</text:p>
          </table:table-cell>
          <table:table-cell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variables and data types</text:p>
          </table:table-cell>
          <table:table-cell table:style-name="ce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arrays and linked lists</text:p>
          </table:table-cell>
          <table:table-cell table:style-name="ce1" office:value-type="string" calcext:value-type="string">
            <text:p>done</text:p>
          </table:table-cell>
          <table:table-cell table:style-name="ce3" office:value-type="date" office:date-value="2025-03-25" calcext:value-type="date">
            <text:p>03/25/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binary search tre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ash table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eaps stacks and que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recursion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sorting algorithm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ules</text:p>
          </table:table-cell>
          <table:table-cell/>
          <table:table-cell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mbdas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orators</text:p>
          </table:table-cell>
          <table:table-cell/>
          <table:table-cell table:style-name="ce2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rators</text:p>
          </table:table-cell>
          <table:table-cell/>
          <table:table-cell table:style-name="ce2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gular expressions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classe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inheritance</text:p>
          </table:table-cell>
          <table:table-cell table:style-name="ce2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method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under</text:p>
          </table:table-cell>
          <table:table-cell table:style-name="ce2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uv</text:p>
          </table:table-cell>
          <table:table-cell table:style-name="ce2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pip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mmon packages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ist comprehension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enerator expressions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radigms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ntext manager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arn a framework</text:p>
          </table:table-cell>
          <table:table-cell office:value-type="string" calcext:value-type="string">
            <text:p>django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multiprocessing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asynchrony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GIL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Threading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atic typing</text:p>
          </table:table-cell>
          <table:table-cell office:value-type="string" calcext:value-type="string">
            <text:p>&lt;choose&gt;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de formatting</text:p>
          </table:table-cell>
          <table:table-cell office:value-type="string" calcext:value-type="string">
            <text:p>ruff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phinx?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pytest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C12:Sheet1.C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1:56:36.357549663</meta:creation-date>
    <dc:date>2025-03-25T12:24:13.262676553</dc:date>
    <meta:editing-duration>PT16M10S</meta:editing-duration>
    <meta:editing-cycles>4</meta:editing-cycles>
    <meta:generator>LibreOffice/24.2.7.2$Linux_X86_64 LibreOffice_project/420$Build-2</meta:generator>
    <meta:document-statistic meta:table-count="1" meta:cell-count="139" meta:object-count="0"/>
  </office:meta>
</office:document-meta>
</file>